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</style:style>
    <style:style style:name="P2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officeooo:rsid="001745a2" officeooo:paragraph-rsid="001745a2"/>
    </style:style>
    <style:style style:name="P3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officeooo:rsid="0017ce3c" officeooo:paragraph-rsid="0017ce3c"/>
    </style:style>
    <style:style style:name="P4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officeooo:rsid="002165d7" officeooo:paragraph-rsid="002165d7"/>
    </style:style>
    <style:style style:name="P5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officeooo:rsid="0029e4d9" officeooo:paragraph-rsid="0029e4d9"/>
    </style:style>
    <style:style style:name="P6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officeooo:rsid="002e848c" officeooo:paragraph-rsid="002e848c"/>
    </style:style>
    <style:style style:name="P7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officeooo:rsid="002fa381" officeooo:paragraph-rsid="002fa381"/>
    </style:style>
    <style:style style:name="P8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officeooo:rsid="003276d4" officeooo:paragraph-rsid="003276d4"/>
    </style:style>
    <style:style style:name="P9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officeooo:rsid="00328edd" officeooo:paragraph-rsid="00328edd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fo:color="#a9b7c6" style:font-name="Source Code Pro"/>
    </style:style>
    <style:style style:name="T1" style:family="text">
      <style:text-properties fo:color="#a9b7c6" style:font-name="Source Code Pro"/>
    </style:style>
    <style:style style:name="T2" style:family="text">
      <style:text-properties fo:color="#a9b7c6" style:font-name="Source Code Pro" officeooo:rsid="00153f29"/>
    </style:style>
    <style:style style:name="T3" style:family="text">
      <style:text-properties fo:color="#a9b7c6" style:font-name="Source Code Pro" officeooo:rsid="001eb256"/>
    </style:style>
    <style:style style:name="T4" style:family="text">
      <style:text-properties fo:color="#a9b7c6" style:font-name="Source Code Pro" officeooo:rsid="00229797"/>
    </style:style>
    <style:style style:name="T5" style:family="text">
      <style:text-properties fo:color="#a9b7c6" style:font-name="Source Code Pro" officeooo:rsid="0023e7aa"/>
    </style:style>
    <style:style style:name="T6" style:family="text">
      <style:text-properties fo:color="#a9b7c6" style:font-name="Source Code Pro" officeooo:rsid="00258193"/>
    </style:style>
    <style:style style:name="T7" style:family="text">
      <style:text-properties fo:color="#a9b7c6" style:font-name="Source Code Pro" officeooo:rsid="00270cb6"/>
    </style:style>
    <style:style style:name="T8" style:family="text">
      <style:text-properties fo:color="#a9b7c6" style:font-name="Source Code Pro" officeooo:rsid="002bd8c3"/>
    </style:style>
    <style:style style:name="T9" style:family="text">
      <style:text-properties fo:color="#a9b7c6" style:font-name="Source Code Pro" officeooo:rsid="002cebb4"/>
    </style:style>
    <style:style style:name="T10" style:family="text">
      <style:text-properties fo:color="#a9b7c6" style:font-name="Source Code Pro" officeooo:rsid="0030383d"/>
    </style:style>
    <style:style style:name="T11" style:family="text">
      <style:text-properties fo:color="#a9b7c6" style:font-name="Source Code Pro" officeooo:rsid="0030f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DdeLink__10_750698769"/>Herzlich willkommen in die Evaluierung der Extraktion von Entitäten aus Suchergebnisseiten!</text:p>
      <text:p text:style-name="P1"><text:span text:style-name="T1">Wenn </text:span><text:span text:style-name="T2">Du</text:span><text:span text:style-name="T1"> heutzutage eine Suchanfrage an Google oder andere </text:span><text:span text:style-name="T2">Suchmaschine</text:span><text:span text:style-name="T1"> schickst, </text:span><text:span text:style-name="T2">bekommst Du als Antwort nur eine Liste von gefundenen Webseiten und die sogenannte „Snippets“ - kurze Ausschnitte aus dem Text der Webseite. Und wir wollen dieses Konzept der Suchmaschinen erweitern – wie möchten dir zusätzlich zu den Daten, die Suchmaschine liefert, auch sogenannte Entitäten – Personen, Organisationen, geographische Objekte – anzeigen können, mit allen möglichen Eigenschaften (wie Geburts- oder Todesdatum).</text:span></text:p>
      <text:p text:style-name="P2"><text:span text:style-name="T2">D</text:span><text:span text:style-name="T1">afür müssen wir diese Entitäten zuerst aus den Textabschnitten, die uns Google oder Bing liefert, extrahieren, und es gibt verschiedene Möglichkeiten, das zu machen. </text:span></text:p>
      <text:p text:style-name="P3"><text:span text:style-name="T1">Und um feststellen zu können, welche Methode Dir am besten helfen könnte, brauchen wir Deine Hilf</text:span><text:span text:style-name="T3">e:</text:span></text:p>
      <text:p text:style-name="P4"><text:span text:style-name="T3">W</text:span><text:span text:style-name="T1">ährend der Evaluierung solltest du zuerst jede Extraktionmethode ausprobieren und bewerten. </text:span><text:span text:style-name="T4">Damit wir die Daten evaluieren könnten, kannst du in erster Phase der Evaluierung </text:span><text:span text:style-name="T5">nur die Anfragen aus einer vorgegebener Liste stellen. </text:span><text:span text:style-name="T6">Wenn du aber mit der Evaluierung fertig bist, </text:span><text:span text:style-name="T7">darfst du jedes Engine noch einmal ausprobieren, und zwar mit jeder beliebiger Suchanfrage, </text:span></text:p>
      <text:p text:style-name="P5"><text:span text:style-name="T7">D</text:span><text:span text:style-name="T1">a </text:span><text:span text:style-name="T8">die Qualität und Relevanz von extrahiereten Entitäten für verschiedene Themengebiete verschieden sein kann, bitten wir Dich, für jedes Engine </text:span><text:span text:style-name="T9">die Qualität von extrahierten Entitäten für jedes Gebiet zu bewerten.</text:span></text:p>
      <text:p text:style-name="P6"><text:span text:style-name="T9">D</text:span><text:span text:style-name="T1">a die Geschwindigkeit der Extraktion vom Themagebiet nicht abhängen soll, bitten wir Dich, nur eine Geschwindigkeitbewertung pro Engine abzugeben.</text:span></text:p>
      <text:p text:style-name="P7"><text:span text:style-name="T1">Anschließlich </text:span><text:span text:style-name="T10">bitten wir Dich, den „Hilfsreichgrad“ der Methode zu bewerten – </text:span><text:span text:style-name="T11">könnte die Extraktion von Entitäten dir bei der Suche helfen, oder gab es kein Unterschied zu der herkömmlichen Suchmethode, ohne Entitaten?</text:span></text:p>
      <text:p text:style-name="P8"><text:span text:style-name="T11">F</text:span><text:span text:style-name="T1">alls Du welche Fragen hast oder Feedback abgeben möchtest, bitte schreibe uns direkt an:</text:span></text:p>
      <text:p text:style-name="P9"><text:a xlink:type="simple" xlink:href="mailto:denis.repkov@stud.uni-duisburg-essen.de" text:style-name="Internet_20_link" text:visited-style-name="Visited_20_Internet_20_Link"><text:span text:style-name="T1">denis.repkov@stud.uni-duisburg-essen.de</text:span></text:a></text:p>
      <text:p text:style-name="P9"><text:span text:style-name="T1">dungs@is.inf.uni-due.de</text:span><text:bookmark-end text:name="__DdeLink__10_7506987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ah </meta:initial-creator>
    <meta:creation-date>2015-08-20T11:20:38.940320409</meta:creation-date>
    <dc:date>2015-08-20T11:48:18.220959162</dc:date>
    <dc:creator>strah </dc:creator>
    <meta:editing-duration>PT27M30S</meta:editing-duration>
    <meta:editing-cycles>28</meta:editing-cycles>
    <meta:generator>LibreOffice/4.4.2.2$Linux_X86_64 LibreOffice_project/40m0$Build-2</meta:generator>
    <meta:document-statistic meta:table-count="0" meta:image-count="0" meta:object-count="0" meta:page-count="1" meta:paragraph-count="11" meta:word-count="268" meta:character-count="1964" meta:non-whitespace-character-count="1701"/>
  </office:meta>
</office:document-meta>
</file>